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fe9" officeooo:paragraph-rsid="0019c43a"/>
    </style:style>
    <style:style style:name="P2" style:family="paragraph" style:parent-style-name="Standard">
      <style:text-properties officeooo:rsid="001c27d3" officeooo:paragraph-rsid="0019c43a"/>
    </style:style>
    <style:style style:name="P3" style:family="paragraph" style:parent-style-name="Standard">
      <style:text-properties officeooo:rsid="001c27d3" officeooo:paragraph-rsid="001ad150"/>
    </style:style>
    <style:style style:name="P4" style:family="paragraph" style:parent-style-name="Standard">
      <style:text-properties officeooo:rsid="00191212" officeooo:paragraph-rsid="0019c43a"/>
    </style:style>
    <style:style style:name="P5" style:family="paragraph" style:parent-style-name="Standard">
      <style:text-properties officeooo:rsid="001fdd8f" officeooo:paragraph-rsid="001fdd8f"/>
    </style:style>
    <style:style style:name="P6" style:family="paragraph" style:parent-style-name="Standard">
      <style:text-properties officeooo:rsid="001c5fe9" officeooo:paragraph-rsid="001ad150"/>
    </style:style>
    <style:style style:name="T1" style:family="text">
      <style:text-properties officeooo:rsid="001c27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5">PROGRAM 15</text:p>
      <text:p text:style-name="P5">INPUT:</text:p>
      <text:p text:style-name="P5">#printing a program to import ramdom function</text:p>
      <text:p text:style-name="P5">import random</text:p>
      <text:p text:style-name="P5"/>
      <text:p text:style-name="P5"/>
      <text:p text:style-name="P5">while True:</text:p>
      <text:p text:style-name="P5"><text:tab/>i=input("enter 'n' to quit")</text:p>
      <text:p text:style-name="P5"><text:tab/>if(i=='n'):</text:p>
      <text:p text:style-name="P5"><text:tab/><text:tab/>print("Bye!")</text:p>
      <text:p text:style-name="P5"><text:tab/><text:tab/>exit()</text:p>
      <text:p text:style-name="P5"/>
      <text:p text:style-name="P5"/>
      <text:p text:style-name="P5"><text:tab/>else:</text:p>
      <text:p text:style-name="P5"><text:tab/><text:tab/>print("You got",random.radint(1,6))</text:p>
      <text:p text:style-name="P5"/>
      <text:p text:style-name="P5">OUTPUT:</text:p>
      <text:p text:style-name="P5">enter 'r' to roll, 'q' to quitr</text:p>
      <text:p text:style-name="P5">You got 5</text:p>
      <text:p text:style-name="P5">enter 'r' to roll, 'q' to quitq</text:p>
      <text:p text:style-name="P5">Bye!</text:p>
      <text:p text:style-name="P5"/>
      <text:p text:style-name="P5">PROGRAM 16</text:p>
      <text:p text:style-name="P5">INPUT:</text:p>
      <text:p text:style-name="P5">#using random function</text:p>
      <text:p text:style-name="P5">while True:<text:tab/></text:p>
      <text:p text:style-name="P5"><text:tab/>i=input("enter 'r' to roll, 'q' to quit")#entering a letter</text:p>
      <text:p text:style-name="P5"><text:tab/>if(i=='q'):</text:p>
      <text:p text:style-name="P5"><text:tab/><text:tab/>print("Bye!")#printing a bye</text:p>
      <text:p text:style-name="P5"><text:tab/><text:tab/>exit()#exiting the program</text:p>
      <text:p text:style-name="P5"/>
      <text:p text:style-name="P5"><text:tab/>elif(i=='r'):#entering r</text:p>
      <text:p text:style-name="P5"><text:tab/><text:tab/>print("You got",random.randint(1,6))#printing a random number</text:p>
      <text:p text:style-name="P5"/>
      <text:p text:style-name="P5">OUTPUT:</text:p>
      <text:p text:style-name="P5">enter 'r' to roll, 'q' to quitr</text:p>
      <text:p text:style-name="P5">You got 6</text:p>
      <text:p text:style-name="P5">enter 'r' to roll, 'q' to quitr</text:p>
      <text:p text:style-name="P5">You got 6</text:p>
      <text:p text:style-name="P5">enter 'r' to roll, 'q' to quitr</text:p>
      <text:p text:style-name="P5">You got 4</text:p>
      <text:p text:style-name="P5">enter 'r' to roll, 'q' to quitq</text:p>
      <text:p text:style-name="P5">Bye!</text:p>
      <text:p text:style-name="P5"/>
      <text:p text:style-name="P5">PROGRAM 17</text:p>
      <text:p text:style-name="P5">INPUT:</text:p>
      <text:p text:style-name="P5">#printing snake and ladder game </text:p>
      <text:p text:style-name="P5">import random </text:p>
      <text:p text:style-name="P5">#</text:p>
      <text:p text:style-name="P5">count=0</text:p>
      <text:p text:style-name="P5"/>
      <text:p text:style-name="P5">while(count&lt;=100):</text:p>
      <text:p text:style-name="P5"><text:tab/>n=input("press 'r' to roll the dice")</text:p>
      <text:p text:style-name="P5"><text:tab/>#start the game</text:p>
      <text:p text:style-name="P5"><text:tab/>if(n=='r'):</text:p>
      <text:p text:style-name="P5"><text:soft-page-break/><text:tab/>#calling random<text:tab/></text:p>
      <text:p text:style-name="P5"><text:tab/><text:tab/>r=random.randint(1,6)</text:p>
      <text:p text:style-name="P5"><text:tab/><text:tab/>count=count+r</text:p>
      <text:p text:style-name="P5"><text:tab/>#</text:p>
      <text:p text:style-name="P5"><text:tab/><text:tab/>print("u got",r)</text:p>
      <text:p text:style-name="P5"><text:tab/><text:tab/>print("new position is",count)</text:p>
      <text:p text:style-name="P5"/>
      <text:p text:style-name="P5"><text:tab/><text:tab/>if(count==8):</text:p>
      <text:p text:style-name="P5"><text:tab/><text:tab/><text:tab/>count=37</text:p>
      <text:p text:style-name="P5"><text:tab/><text:tab/><text:tab/>print(" yeah!,i got a ladder")</text:p>
      <text:p text:style-name="P5"><text:tab/><text:tab/>elif(count==11):</text:p>
      <text:p text:style-name="P5"><text:tab/><text:tab/><text:tab/>count=2</text:p>
      <text:p text:style-name="P5"><text:tab/><text:tab/><text:tab/>print("oh !,u got a snake")</text:p>
      <text:p text:style-name="P5"><text:tab/><text:tab/>elif(count==13):</text:p>
      <text:p text:style-name="P5"><text:tab/><text:tab/><text:tab/>count=34</text:p>
      <text:p text:style-name="P5"><text:tab/><text:tab/><text:tab/>print("yeah!,i got a ladder")</text:p>
      <text:p text:style-name="P5"><text:tab/><text:tab/>elif(count==25):</text:p>
      <text:p text:style-name="P5"><text:tab/><text:tab/><text:tab/>count=4</text:p>
      <text:p text:style-name="P5"><text:tab/><text:tab/><text:tab/>print("oh!,u got a snake")</text:p>
      <text:p text:style-name="P5"><text:tab/><text:tab/>elif(count==38):</text:p>
      <text:p text:style-name="P5"><text:tab/><text:tab/><text:tab/>count=9</text:p>
      <text:p text:style-name="P5"><text:tab/><text:tab/><text:tab/>print("oh!!, u got a snake")</text:p>
      <text:p text:style-name="P5"><text:tab/><text:tab/>elif(count==40):</text:p>
      <text:p text:style-name="P5"><text:tab/><text:tab/><text:tab/>count=68</text:p>
      <text:p text:style-name="P5"><text:tab/><text:tab/><text:tab/>print("yeah!,i got a ladder")</text:p>
      <text:p text:style-name="P5"><text:tab/><text:tab/>elif(count==52):</text:p>
      <text:p text:style-name="P5"><text:tab/><text:tab/><text:tab/>count=81</text:p>
      <text:p text:style-name="P5"><text:tab/><text:tab/><text:tab/>print("yeah!, i got a ladder")</text:p>
      <text:p text:style-name="P5"><text:tab/><text:tab/>elif(count==65):</text:p>
      <text:p text:style-name="P5"><text:tab/><text:tab/><text:tab/>count=46</text:p>
      <text:p text:style-name="P5"><text:tab/><text:tab/><text:tab/>print("oh!!,u got a snake")</text:p>
      <text:p text:style-name="P5"><text:tab/><text:tab/>elif(count==76):</text:p>
      <text:p text:style-name="P5"><text:tab/><text:tab/><text:tab/>count=97</text:p>
      <text:p text:style-name="P5"><text:tab/><text:tab/><text:tab/>print("yeah!!,i got a ladder")</text:p>
      <text:p text:style-name="P5"><text:tab/><text:tab/>elif(count==89):</text:p>
      <text:p text:style-name="P5"><text:tab/><text:tab/><text:tab/>count=70</text:p>
      <text:p text:style-name="P5"><text:tab/><text:tab/><text:tab/>print("ohh,u got a snake")</text:p>
      <text:p text:style-name="P5"><text:tab/><text:tab/>elif(count==93):</text:p>
      <text:p text:style-name="P5"><text:tab/><text:tab/><text:tab/>count=64</text:p>
      <text:p text:style-name="P5"><text:tab/><text:tab/><text:tab/>print("ohh!!,u got a snake")</text:p>
      <text:p text:style-name="P5"><text:tab/><text:tab/>elif(count==100):</text:p>
      <text:p text:style-name="P5"><text:tab/><text:tab/><text:tab/>print("congragulations!, u won")</text:p>
      <text:p text:style-name="P5"><text:tab/><text:tab/><text:tab/>exit()</text:p>
      <text:p text:style-name="P5"><text:tab/><text:tab/>elif(count&gt;100):</text:p>
      <text:p text:style-name="P5"><text:tab/><text:tab/><text:tab/>print("stay in the same place")</text:p>
      <text:p text:style-name="P5"><text:tab/><text:tab/><text:tab/>count=count-r</text:p>
      <text:p text:style-name="P5"/>
      <text:p text:style-name="P5">OUTPUT:</text:p>
      <text:p text:style-name="P5">press 'r' to roll the dicer</text:p>
      <text:p text:style-name="P5">u got 2</text:p>
      <text:p text:style-name="P5">new position is 2</text:p>
      <text:p text:style-name="P5">press 'r' to roll the dicer</text:p>
      <text:p text:style-name="P5">u got 1</text:p>
      <text:p text:style-name="P5">new position is 3</text:p>
      <text:p text:style-name="P5">press 'r' to roll the dicer</text:p>
      <text:p text:style-name="P5">u got 3</text:p>
      <text:p text:style-name="P5">new position is 6</text:p>
      <text:p text:style-name="P5"><text:soft-page-break/>press 'r' to roll the dicer</text:p>
      <text:p text:style-name="P5">u got 5</text:p>
      <text:p text:style-name="P5">new position is 11</text:p>
      <text:p text:style-name="P5">oh !,u got a snake</text:p>
      <text:p text:style-name="P5">press 'r' to roll the dicer</text:p>
      <text:p text:style-name="P5">u got 4</text:p>
      <text:p text:style-name="P5">new position is 6</text:p>
      <text:p text:style-name="P5">press 'r' to roll the dicer </text:p>
      <text:p text:style-name="P5">u got 4</text:p>
      <text:p text:style-name="P5">new position is 10</text:p>
      <text:p text:style-name="P5">press 'r' to roll the dicer</text:p>
      <text:p text:style-name="P5">u got 4</text:p>
      <text:p text:style-name="P5">new position is 14</text:p>
      <text:p text:style-name="P5">press 'r' to roll the dicer</text:p>
      <text:p text:style-name="P5">u got 6</text:p>
      <text:p text:style-name="P5">new position is 20</text:p>
      <text:p text:style-name="P5">press 'r' to roll the dicer</text:p>
      <text:p text:style-name="P5">u got 1</text:p>
      <text:p text:style-name="P5">new position is 21</text:p>
      <text:p text:style-name="P5">press 'r' to roll the dicer</text:p>
      <text:p text:style-name="P5">u got 4</text:p>
      <text:p text:style-name="P5">new position is 25</text:p>
      <text:p text:style-name="P5">oh!,u got a snake</text:p>
      <text:p text:style-name="P5">press 'r' to roll the dicer</text:p>
      <text:p text:style-name="P5">u got 1</text:p>
      <text:p text:style-name="P5">new position is 5</text:p>
      <text:p text:style-name="P5">press 'r' to roll the dicer</text:p>
      <text:p text:style-name="P5">u got 6</text:p>
      <text:p text:style-name="P5">new position is 11</text:p>
      <text:p text:style-name="P5">oh !,u got a snake</text:p>
      <text:p text:style-name="P5">press 'r' to roll the dicer</text:p>
      <text:p text:style-name="P5">u got 2</text:p>
      <text:p text:style-name="P5">new position is 4</text:p>
      <text:p text:style-name="P5">press 'r' to roll the dicer</text:p>
      <text:p text:style-name="P5">u got 1</text:p>
      <text:p text:style-name="P5">new position is 5</text:p>
      <text:p text:style-name="P5">press 'r' to roll the dicer</text:p>
      <text:p text:style-name="P5">u got 5</text:p>
      <text:p text:style-name="P5">new position is 10</text:p>
      <text:p text:style-name="P5">press 'r' to roll the dicer</text:p>
      <text:p text:style-name="P5">u got 6</text:p>
      <text:p text:style-name="P5">new position is 16</text:p>
      <text:p text:style-name="P5">press 'r' to roll the dicer</text:p>
      <text:p text:style-name="P5">u got 6</text:p>
      <text:p text:style-name="P5">new position is 22</text:p>
      <text:p text:style-name="P5">press 'r' to roll the dicer</text:p>
      <text:p text:style-name="P5">u got 6</text:p>
      <text:p text:style-name="P5">new position is 28</text:p>
      <text:p text:style-name="P5">press 'r' to roll the dicer</text:p>
      <text:p text:style-name="P5">u got 3</text:p>
      <text:p text:style-name="P5">new position is 31</text:p>
      <text:p text:style-name="P5">press 'r' to roll the dicer</text:p>
      <text:p text:style-name="P5">u got 1</text:p>
      <text:p text:style-name="P5">new position is 32</text:p>
      <text:p text:style-name="P5">press 'r' to roll the dicer</text:p>
      <text:p text:style-name="P5">u got 4</text:p>
      <text:p text:style-name="P5">new position is 36</text:p>
      <text:p text:style-name="P5"><text:soft-page-break/>press 'r' to roll the dicer</text:p>
      <text:p text:style-name="P5">u got 3</text:p>
      <text:p text:style-name="P5">new position is 39</text:p>
      <text:p text:style-name="P5">press 'r' to roll the dicer</text:p>
      <text:p text:style-name="P5">u got 4</text:p>
      <text:p text:style-name="P5">new position is 43</text:p>
      <text:p text:style-name="P5">press 'r' to roll the dicer</text:p>
      <text:p text:style-name="P5">u got 4</text:p>
      <text:p text:style-name="P5">new position is 47</text:p>
      <text:p text:style-name="P5">press 'r' to roll the dicer</text:p>
      <text:p text:style-name="P5">u got 2</text:p>
      <text:p text:style-name="P5">new position is 49</text:p>
      <text:p text:style-name="P5">press 'r' to roll the dicer</text:p>
      <text:p text:style-name="P5">u got 6</text:p>
      <text:p text:style-name="P5">new position is 55</text:p>
      <text:p text:style-name="P5">press 'r' to roll the dicer</text:p>
      <text:p text:style-name="P5">u got 6</text:p>
      <text:p text:style-name="P5">new position is 61</text:p>
      <text:p text:style-name="P5">press 'r' to roll the dicer</text:p>
      <text:p text:style-name="P5">u got 2</text:p>
      <text:p text:style-name="P5">new position is 63</text:p>
      <text:p text:style-name="P5">press 'r' to roll the dicer</text:p>
      <text:p text:style-name="P5">u got 5</text:p>
      <text:p text:style-name="P5">new position is 68</text:p>
      <text:p text:style-name="P5">press 'r' to roll the dicer</text:p>
      <text:p text:style-name="P5">u got 6</text:p>
      <text:p text:style-name="P5">new position is 74</text:p>
      <text:p text:style-name="P5">press 'r' to roll the dicer</text:p>
      <text:p text:style-name="P5">u got 2</text:p>
      <text:p text:style-name="P5">new position is 76</text:p>
      <text:p text:style-name="P5">yeah!!,i got a ladder</text:p>
      <text:p text:style-name="P5">press 'r' to roll the dicer</text:p>
      <text:p text:style-name="P5">u got 4</text:p>
      <text:p text:style-name="P5">new position is 101</text:p>
      <text:p text:style-name="P5">stay in the same place</text:p>
      <text:p text:style-name="P5">press 'r' to roll the dicer</text:p>
      <text:p text:style-name="P5">u got 3</text:p>
      <text:p text:style-name="P5">new position is 100</text:p>
      <text:p text:style-name="P5">congragulations!, u w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28:00.824937939</meta:creation-date>
    <dc:date>2018-10-04T08:26:07.417680269</dc:date>
    <meta:editing-duration>PT14M51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4" meta:paragraph-count="196" meta:word-count="684" meta:character-count="3590" meta:non-whitespace-character-count="2962"/>
  </office:meta>
</office:document-meta>
</file>